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weight="bold" officeooo:rsid="001873f1" officeooo:paragraph-rsid="001873f1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weight="bold" officeooo:rsid="001873f1" officeooo:paragraph-rsid="001873f1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weight="normal" officeooo:rsid="001873f1" officeooo:paragraph-rsid="001873f1" style:font-weight-asian="normal" style:font-weight-complex="normal"/>
    </style:style>
    <style:style style:name="P5" style:family="paragraph" style:parent-style-name="Table_20_Contents" style:master-page-name="Standard">
      <style:paragraph-properties style:page-number="1"/>
      <style:text-properties officeooo:rsid="001873f1" officeooo:paragraph-rsid="001873f1"/>
    </style:style>
    <style:style style:name="P6" style:family="paragraph" style:parent-style-name="Text_20_body">
      <style:text-properties fo:font-weight="bold" officeooo:rsid="001873f1" officeooo:paragraph-rsid="001873f1" style:font-weight-asian="bold" style:font-weight-complex="bold"/>
    </style:style>
    <style:style style:name="P7" style:family="paragraph" style:parent-style-name="normal">
      <style:text-properties fo:font-weight="bold" style:font-weight-asian="bold"/>
    </style:style>
    <style:style style:name="P8" style:family="paragraph" style:parent-style-name="normal">
      <style:text-properties fo:font-size="10pt" style:font-size-asian="10pt" style:font-size-complex="10pt"/>
    </style:style>
    <style:style style:name="P9" style:family="paragraph" style:parent-style-name="normal">
      <style:text-properties fo:font-size="10pt" fo:font-weight="bold" style:font-size-asian="10pt" style:font-weight-asian="bold" style:font-size-complex="10pt"/>
    </style:style>
    <style:style style:name="P10" style:family="paragraph" style:parent-style-name="normal" style:list-style-name="WWNum1">
      <style:paragraph-properties fo:margin-left="1.27cm" fo:margin-right="0cm" fo:text-indent="-0.63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officeooo:rsid="001873f1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Chat client/server educative program</text:span></text:p>
      <text:p text:style-name="P2">Copyright (C) 2021 ALLAUD Emmanuel</text:p>
      <text:p text:style-name="P4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3"><text:span text:style-name="T9">This program is distributed in the hope that it will be useful, but WITHOUT ANY WARRANTY; without even the implied warranty of MERCHANTABILITY or FITNESS FOR A PARTICULAR PURPOSE. See the GNU General Public License for more details. You should have received a copy of the GNU General Public License along with this program. If not, see </text:span><text:a xlink:type="simple" xlink:href="https://www.gnu.org/licenses/" text:style-name="Internet_20_link" text:visited-style-name="Visited_20_Internet_20_Link"><text:span text:style-name="T9">https://www.gnu.org/licenses/</text:span></text:a><text:span text:style-name="T9">.</text:span></text:p>
      <text:p text:style-name="P6">Email: eallaud@gmail.com</text:p>
      <text:p text:style-name="normal">The chat server has 2 ports. The command port and the messages port, for example 50000 and 50001 (see next page the connection procedure).</text:p>
      <text:p text:style-name="normal"/>
      <text:p text:style-name="normal">The clients must send their commands (see the list below) to the command port; in case of success they get “/OK” as acknowledgment, otherwise “/NOK …” with an error message.</text:p>
      <text:p text:style-name="normal"/>
      <text:p text:style-name="normal">The clients will receive information messages from the server, they must acknowledge each one with “/OK” as the server will not send any message until it gets the ack.</text:p>
      <text:p text:style-name="P7"/>
      <text:p text:style-name="normal"><text:span text:style-name="T1">Important notes: nicknames and channel names must be only letters,numbers,dashes but no space/tabulation nor slashes “/”. Also channel names must begin with “#”.</text:span></text:p>
      <text:p text:style-name="P7"/>
      <text:p text:style-name="normal"><text:span text:style-name="T1">List of commands (to send on the commands port of the server)</text:span></text:p>
      <text:p text:style-name="P7"/>
      <text:p text:style-name="normal"><text:span text:style-name="T1">/join #channelname</text:span> <text:s text:c="2"/>join or create a channel</text:p>
      <text:p text:style-name="normal"><text:span text:style-name="T1">/msg nick text </text:span>sends the message to nick only</text:p>
      <text:p text:style-name="normal"><text:span text:style-name="T1">/msg #channel text</text:span> sends the message to channel</text:p>
      <text:p text:style-name="normal"><text:span text:style-name="T1">/amsg &lt;text&gt; </text:span><text:s text:c="2"/>Sends the specified message to all channels which you are currently on.</text:p>
      <text:p text:style-name="normal"><text:span text:style-name="T1">/names [#canal]</text:span><text:span text:style-name="T3"> </text:span><text:span text:style-name="T4">show all nicks (optionally of the channel #canal)</text:span></text:p>
      <text:p text:style-name="normal"><text:span text:style-name="T1">/nick nouveau nick</text:span><text:span text:style-name="T4"> change your nick</text:span></text:p>
      <text:p text:style-name="normal"><text:span text:style-name="T1">/part #canal</text:span> <text:span text:style-name="T4">quit the channel</text:span></text:p>
      <text:p text:style-name="normal"><text:span text:style-name="T1">/partall</text:span><text:span text:style-name="T4"> quit all channels.</text:span></text:p>
      <text:p text:style-name="normal"><text:span text:style-name="T1">/list </text:span><text:span text:style-name="T4">list all channels</text:span></text:p>
      <text:p text:style-name="normal"><text:span text:style-name="T3">/disconnect</text:span></text:p>
      <text:p text:style-name="P8"/>
      <text:p text:style-name="normal"><text:span text:style-name="T5">Each message from the client will get an answer: either </text:span><text:span text:style-name="T6">/OK or /NOK error msg.</text:span></text:p>
      <text:p text:style-name="P8"/>
      <text:p text:style-name="normal"><text:span text:style-name="T3">List of messages sent by the server on the messages port</text:span></text:p>
      <text:p text:style-name="P9"/>
      <text:p text:style-name="normal"><text:span text:style-name="T4">Each message from the server </text:span><text:span text:style-name="T3">must</text:span><text:span text:style-name="T4"> be acknowledged by: </text:span><text:span text:style-name="T3">/OK</text:span></text:p>
      <text:p text:style-name="P8"/>
      <text:p text:style-name="normal"><text:span text:style-name="T3">/sent nick text</text:span></text:p>
      <text:p text:style-name="normal"><text:span text:style-name="T3">/received nick text</text:span></text:p>
      <text:p text:style-name="normal"><text:span text:style-name="T3">/joined #channelname nick</text:span></text:p>
      <text:p text:style-name="normal"><text:soft-page-break/><text:span text:style-name="T3">/parted #channelname nick</text:span></text:p>
      <text:p text:style-name="normal"><text:span text:style-name="T3">/changed oldnick newnick</text:span></text:p>
      <text:p text:style-name="normal"><text:span text:style-name="T3">/new nick</text:span></text:p>
      <text:p text:style-name="normal"><text:span text:style-name="T3">/new #channel</text:span></text:p>
      <text:p text:style-name="normal"><text:span text:style-name="T3">/disconnected nick</text:span></text:p>
      <text:p text:style-name="P9"/>
      <text:p text:style-name="normal"><text:span text:style-name="T3">/list answer:</text:span></text:p>
      <text:p text:style-name="normal"><text:span text:style-name="T3">/list #channel1 #channel2 ...</text:span></text:p>
      <text:p text:style-name="normal"><text:span text:style-name="T3">/names [#channel] answer:</text:span></text:p>
      <text:p text:style-name="normal"><text:span text:style-name="T3">/names [#channel] Nick1 Nick2 Nick3 …</text:span></text:p>
      <text:p text:style-name="normal"><text:span text:style-name="T3"><text:line-break/></text:span></text:p>
      <text:p text:style-name="normal"><text:span text:style-name="T3">Connection procedure to the server:</text:span></text:p>
      <text:p text:style-name="P9"/>
      <text:list xml:id="list41811533" text:style-name="WWNum1">
        <text:list-item>
          <text:p text:style-name="P10"><text:span text:style-name="T4">Client connects to the commands port</text:span></text:p>
        </text:list-item>
        <text:list-item>
          <text:p text:style-name="P10"><text:span text:style-name="T4">Client receives its ID from the commands port : “/ID id_number”</text:span></text:p>
        </text:list-item>
        <text:list-item>
          <text:p text:style-name="P10"><text:span text:style-name="T4">Client connects to the messages port (commands port + 1)</text:span></text:p>
        </text:list-item>
        <text:list-item>
          <text:p text:style-name="P10"><text:span text:style-name="T4">Client sends “/connect ID“ to the messages port (ID is the ID received from the commands port)</text:span></text:p>
        </text:list-item>
        <text:list-item>
          <text:p text:style-name="P10"><text:span text:style-name="T4">Server replies “/OK” on the messages por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22T12:32:34.875897308</dc:date>
    <meta:editing-duration>PT4M31S</meta:editing-duration>
    <meta:editing-cycles>1</meta:editing-cycles>
    <meta:document-statistic meta:table-count="0" meta:image-count="0" meta:object-count="0" meta:page-count="2" meta:paragraph-count="42" meta:word-count="429" meta:character-count="2586" meta:non-whitespace-character-count="2198"/>
  </office:meta>
</office:document-meta>
</file>